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05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63.67pt" svg:height="413.35pt" svg:x="351.41pt" svg:y="46.69pt">
            <loext:p draw:notify-on-update-of-ranges="Sheet1.B1:Sheet1.B2 Sheet1.B3:Sheet1.B6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visibility="collapse">
          <table:table-cell office:value-type="string" calcext:value-type="string">
            <text:p>27.11.2016 Atomausstiegsinitiative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Abstimmung</text:p>
          </table:table-cell>
          <table:table-cell office:value-type="string" calcext:value-type="string">
            <text:p>Stimmbeteiligung</text:p>
          </table:table-cell>
        </table:table-row>
        <table:table-row table:style-name="ro1">
          <table:table-cell office:value-type="string" calcext:value-type="string">
            <text:p>25.09.2016 Nachrichtendienstgesetz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5.09.2016 Initiative «AHVplus: für eine starke AHV»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25.09.2016 Initiative «Grüne Wirtschaft»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.06.2016 Asylgesetz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05.06.2016 Fortpflanzungsmedizingesetz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05.06.2016 Initiative «Für eine faire Verkehrsfinanzierung»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05.06.2016 Initiative «Für ein bedingungsloses Grundeinkommen»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.06.2016 Initiative «Pro Service public»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8.02.2016 Sanierung Gotthard-Strassentunnel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28.02.2016 Initiative gegen die Spekulation mit Nahrungsmitteln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28.02.2016 Durchsetzungsinitiative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string" calcext:value-type="string">
            <text:p>28.02.2016 Initiative gegen die Heiratsstrafe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14.06.2015 Radio- und Fernsehengesetz (Radio- und Fernsehgehabgabe)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14.06.2015 Initiative «Millionen-Erbschaften besteuern»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14.06.2015 Stipendieninitiative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14.06.2015 Fortpflanzungsmedizin und Gentechnologie im Humanbereich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08.03.2015 Initiative «Energie- statt Mehrwertsteuer»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08.03.2015 Initiative «Steuerfreie Kinderzulagen»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30.11.2014 Gold-Initiative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30.11.2014 Initiative «Stopp der Überbevölkerung (ECOPOP)»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.11.2014 Initiative zur Abschaffung der Pauschalbesteuerung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8.09.2014 Initiative «Für eine öffentliche Krankenkasse»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28.09.2014 Initiative «Schluss mit der MwSt-Diskriminierung des Gastgewerbes!»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8.05.2014 Beschaffung des Kampfflugzeugs Gripen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18.05.2014 Mindestlohn-Initiative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18.05.2014 Initiative «Pädophile sollen nicht mehr mit Kindern arbeiten dürfen»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18.05.2014 Medizinische Grundversorgung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09.02.2014 Initiative «Gegen Masseneinwanderung»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09.02.2014 Initiative «Abtreibungsfinanzierung ist Privatsache»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09.02.2014 Finanzierung und Ausbau der Eisenbahninfrastruktur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4.11.2013 Nationalstrassenabgabegesetz (NSAG)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4.11.2013 Familieninitiative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4.11.2013 Initiative «1:12 - für gerechte Löhne»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2.09.2013 Liberalisierung der Öffnungszeiten von Tankstellenshops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22.09.2013 Epidemiengesetz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22.09.2013 Aufhebung der Wehrpflicht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09.06.2013 Asylgesetz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09.06.2013 «Volkswahl des Bundesrates»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03.03.2013 Raumplanungsgesetz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03.03.2013 Initiative «gegen die Abzockerei»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03.03.2013 Familienpolitik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25.11.2012 Tierseuchengesetz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23.09.2012 «Schutz vor Passivrauchen»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23.09.2012 «Sicheres Wohnen im Alter»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3.09.2012 Jugendmusikförderung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17.06.2012 Krankenversicherungsgesetz (Managed Care)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7.06.2012 Initiative «Staatsverträge vors Volk!»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17.06.2012 «Eigene vier Wände dank Bausparen»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11.03.2012 Buchpreisbindung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11.03.2012 Regelung der Geldspiele zugunsten gemeinnütziger Zwecke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11.03.2012 6 Wochen Ferien für alle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11.03.2012 Für ein steuerlich begünstigtes Bauspare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1.03.2012 Schluss mit uferlosem Bau von Zweitwohnungen!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13.02.2011 Waffeninitiative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8.11.2010 Steuergerechtigkeits-Initiative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8.11.2010 Gegenentwurf zur Ausschaffungsinitiative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8.11.2010 Ausschaffungsinitiative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6.09.2010 Revision des Arbeitslosenversicherungsgesetzes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07.03.2010 Berufliche Vorsorge: Anpassung des Mindestumwandlungssatzes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string" calcext:value-type="string">
            <text:p>07.03.2010 Tierschutzanwalt-Initiative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string" calcext:value-type="string">
            <text:p>07.03.2010 Forschung am Menschen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29.11.2009 Verbot von Minaretten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9.11.2009 Verbot von Kriegsmaterial-Exporten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9.11.2009 Spezialfinanzierung für Aufgaben im Luftverkehr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7.09.2009 Verzicht auf die Einführung der allgemeinen Volksinitiative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27.09.2009 IV-Zusatzfinanzierun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.05.2009 Biometrische Pässe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17.05.2009 Verfassungsartikel zur Komplementärmedizin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08.02.2009 Personenfreizügigkeit Schweiz-EU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30.11.2008 Betäubungsmittelgesetz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30.11.2008 Hanfinitiative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30.11.2008 Verbandsbeschwerderechts-Initiative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30.11.2008 Initiative für ein flexibles AHV-Alter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30.11.2008 Unverjährbarkeit pornografischer Straftaten an Kindern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01.06.2008 Gesundheitsartikel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01.06.2008 Initiative «gegen Behördenprogaganda»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01.06.2008 Einbürgerungsinitiative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24.02.2008 Unternehmenssteuerreform II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24.02.2008 Initiative gegen Kampfjetlärm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17.06.2007 5. IV-Revision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11.03.2007 Einheitskrankenkasse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6.11.2006 Familienzulage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6.11.2006 Ostzusammenarbei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4.09.2006 Asylgesetz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4.09.2006 Ausländergesetz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4.09.2006 KOSA-Initiative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1.05.2006 Bildungsartikel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27.11.2005 Sonntagsarbeit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7.11.2005 Gentechfrei-Initiative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25.09.2005 Ausdehnung der Personenfreizügigkeit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05.06.2005 Partnerschaftsgesetz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05.06.2005 Abkommen zu Schengen und Dublin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8.11.2004 Stammzellenforschungsgesetz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8.11.2004 Neue Finanzordnung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28.11.2004 Neugestaltung Finanzausgleich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26.09.2004 Erwerbsersatz für Dienstleistende und bei Mutterschaft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6.09.2004 Postdienst für alle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6.09.2004 Bürgerrechtserwerb für die dritte Generation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6.09.2004 Erleichterte Einbürgerung von Jugendlichen der zweiten Generation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16.05.2004 Steuerpaket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16.05.2004 Anhebung der Mehrwertsteuer für AHV/IV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16.05.2004 11. AHV-Revision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08.02.2004 Initiative zur Verwahrung gefährlicher Straftäter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08.02.2004 Mietrecht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08.02.2004 Gegenentwurf zur Avanti-Initiative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18.05.2003 Lehrstelleninitiative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18.05.2003 Moratorium Plus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18.05.2003 Strom ohne Atom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18.05.2003 Gleiche Rechte für Behinderte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18.05.2003 Gesundheitsinitiative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18.05.2003 Sonntagsinitiative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18.05.2003 Ja zu fairen Mieten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18.05.2003 Zivilschutz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18.05.2003 Armee XXI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09.02.2003 Kantonale Beiträge an Spitalbehandlungen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09.02.2003 Änderung Volksrechte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24.11.2002 Arbeitslosenversicherungsgesetz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24.11.2002 Gegen Asylrechtsmissbrauch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22.09.2002 Elektrizitätsmarktgesetz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22.09.2002 Gold für AHV, Kantone und Stiftung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22.09.2002 Goldinitiative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02.06.2002 Für Mutter und Kind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02.06.2002 Fristenregelung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03.03.2002 Kürzere Arbeitszeit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03.03.2002 UNO-Beitritt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02.12.2001 Kapitalgewinnsteuer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02.12.2001 Ziviler Friedensdienst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02.12.2001 Schweiz ohne Armee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02.12.2001 Energie statt Arbeit besteuern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02.12.2001 Schuldenbremse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10.06.2001 Aufhebung Bistumsartike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06.2001 Militärgesetz: Ausbildungszusammenarbeit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10.06.2001 Militärgesetz: Bewaffnung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04.03.2001 Strassen für alle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04.03.2001 Arzneimittel-Initiative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04.03.2001 Ja zu Europa!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6.11.2000 Bundespersonalgesetz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26.11.2000 Spitalkosteninitiative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6.11.2000 Umverteilungsinitiative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6.11.2000 Rentenalter ab 62 für Frau und Mann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6.11.2000 Flexibilisierung der AHV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4.09.2000 Konstruktives Referendum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24.09.2000 Regelung der Zuwanderung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24.09.2000 Umweltabgabe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24.09.2000 Förderabgabe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24.09.2000 Solarinitiative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21.05.2000 Bilaterale Abkommen mit der EU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12.03.2000 Verkehrshalbierungs-Initiative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12.03.2000 Menschenwürdige Fortpflanzung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12.03.2000 Quoten-Initiative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12.03.2000 Beschleunigungs-Initiative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12.03.2000 Justizreform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13.06.1999 Mutterschaftsversicherung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13.06.1999 Invalidenversicherung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13.06.1999 Verschreibung von Heroin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13.06.1999 Massnahmen Asyl- und Ausländerbereich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13.06.1999 Asylgesetz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18.04.1999 Neue Bundesverfassung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07.02.1999 Raumplanungsgeset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7.02.1999 Wohneigentums-Initiative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07.02.1999 Transplantationsmedizi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7.02.1999 Wählbarkeit in den Bundesra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9.11.1998 Arbeitsgesetz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29.11.1998 Vernünftige Drogenpolitik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29.11.1998 Getreideartike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9.11.1998 Finanzierung öffentlicher Verkehr (FinöV)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7.09.1998 10. AHV-Revision ohne Erhöhung Rentenalter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7.09.1998 Kleinbauern-Initiative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7.09.1998 Leistungsabhängige Schwerverkehrsabgabe (LSVA)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07.06.1998 S.o.S.-Initiati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7.06.1998 Gen-Schutz-Initiative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07.06.1998 Haushaltsziel 2001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8.09.1997 Jugend ohne Drogen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28.09.1997 Finanzierung der Arbeitslosenversicherung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08.06.1997 Aufhebung Pulverregal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08.06.1997 Kriegsmaterial-Initiative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08.06.1997 EU-Beitrittsverhandlungen vors Volk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01.12.1996 Arbeitsgesetz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01.12.1996 Gegen die illegale Einwanderung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09.06.1996 Regierungs- und Verwaltungsorganisationsgesetz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09.06.1996 Landwirtschaftsartikel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10.03.1996 Aufhebung Beiträge an Bahnhofparkplätz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.03.1996 Übernahme von Branntwein und Brennapparaten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10.03.1996 Persönliche militärische Ausrüstun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.03.1996 Übertritt Vellerat zum Kanton Jur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.03.1996 Sprachenartike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5.06.1995 Erwerb von Grundstücken durch Ausländer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5.06.1995 Ausbau von AHV und IV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5.06.1995 10. AHV-Revision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12.03.1995 Ausgabenbremse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2.03.1995 Landwirtschaftsgesetz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2.03.1995 Milchwirtschaftsbeschluss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2.03.1995 Landwirtschaftsartikel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04.12.1994 Zwangsmassnahmen im Ausländerrech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4.12.1994 Für eine gesunde Krankenversicherun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4.12.1994 Krankenversicherungsgeset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5.09.1994 Antirassismusgesetz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5.09.1994 Aufhebung Brotgetreideverbilligung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12.06.1994 UNO-Blauhelme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12.06.1994 Erleichterte Einbürgerung für junge Ausländer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12.06.1994 Kulturförderungsartikel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20.02.1994 Luftfahrtgesetz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20.02.1994 Alpen-Initiative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20.02.1994 Einführung leistungsabhängige Schwerverkehrsabgabe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20.02.1994 Weiterführung Schwerverkehrsabgabe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20.02.1994 Weiterführung Autobahnvignette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28.11.1993 Verminderung Tabakprobleme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28.11.1993 Verminderung Alkoholprobleme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28.11.1993 Besondere Verbrauchssteuern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8.11.1993 Mehrwertsteuer-% für AHV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8.11.1993 Mehrwertsteuer Satz 6,5%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8.11.1993 Einführung Mehrwertsteuer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6.09.1993 Massnahmen in der Arbeitslosenversicherung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26.09.1993 Befristete Massnahmen in der Krankenversicherung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6.09.1993 1. August-Initiative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26.09.1993 Kantonswechsel Laufental zu Basel-Landschaft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26.09.1993 Waffenmissbrauch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06.06.1993 Schweiz ohne neue Kampfflugzeuge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06.06.1993 40 Waffenplätze sind genug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07.03.1993 Abschaffung der Tierversuche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07.03.1993 Aufhebung Spielbankenverbot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07.03.1993 Erhöhung Treibstoffzoll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string" calcext:value-type="string">
            <text:p>06.12.1992 EWR-Beitritt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string" calcext:value-type="string">
            <text:p>27.09.1992 Bäuerliches Bodenrecht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27.09.1992 Stempelabgaben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27.09.1992 Infrastrukturgesetz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27.09.1992 Entschädigungsgesetz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7.09.1992 Geschätsverkehrsgesetz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7.09.1992 Alpentransit-Beschluss (NEAT)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17.05.1992 Reform Sexualstrafrecht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17.05.1992 Zivildienst für Dienstverweigerer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17.05.1992 Fortpflanzungs- und Gentechnologie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17.05.1992 Gewässerschutz-Initiative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17.05.1992 Gewässerschutzgesetz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17.05.1992 Mitwirkung an den Institutionen von Bretton Woods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17.05.1992 Beitritt zu den Institutionen von Bretton Woods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16.02.1992 Weg vom Tierversuch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16.02.1992 Krankenkasseninitiative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string" calcext:value-type="string">
            <text:p>02.06.1991 Militärstrafgesetz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02.06.1991 Neuordnung Bundesfinanzen (Einführung Mehrwertsteuer)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03.03.1991 Förderung öffentlicher Verkehr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03.03.1991 Stimmrecht für 18-jährige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23.09.1990 Strassenverkehrsgesetz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3.09.1990 Energieartikel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3.09.1990 Moratorium Atomkraftwerkbau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23.09.1990 Ausstieg Atomenergie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01.04.1990 Organisation der Bundesrechtspflege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01.04.1990 Rebbaubeschluss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01.04.1990 Freie Aarelandschaft Biel-Solothurn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01.04.1990 Autobahnfreies Kononauer Amt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01.04.1990 Autobahnfreie Landschaft Murten-Yverdon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01.04.1990 Begrenzung des Strassenbaus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6.11.1989 Pro Tempo 130/100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26.11.1989 Schweiz ohne Armee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04.06.1989 Kleinbauern-Initiativ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4.12.1988 Begrenzung der Einwanderung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04.12.1988 Herabsetzung Arbeitszeit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04.12.1988 Gegen die Bodenspekulation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12.06.1988 Herabsetzung AHV-Rentenalte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06.1988 Koordinierte Verkehrspolitik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06.12.1987 Rothenthurm-Initiative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06.12.1987 Krankenversicherungsgesetz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06.12.1987 Bahn 2000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05.04.1987 Initiativen mit Gegenentwurf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05.04.1987 Rüstungsreferendum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05.04.1987 Ausländergesetz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05.04.1987 Asylgesetz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07.12.1986 Besteuerung Schwerverkehr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07.12.1986 Mieterschutz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28.09.1986 Zuckerbeschluss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28.09.1986 Berufsbildung und Umschulung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28.09.1986 Gegenentwurf zur Kulturinitiative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28.09.1986 Kulturinitiative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16.03.1986 UNO-Beitritt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01.12.1985 Abschaffung der Vivisekti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2.09.1985 Neues Eherecht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2.09.1985 Innovationsrisikogarantie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2.09.1985 Koordination Schuljahresbegin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9.06.1985 Selbstversorgung mit Brotgetreide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09.06.1985 Neuverteilung Alkoholabgabe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09.06.1985 Kantonsanteil Stempelabgaben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09.06.1985 Recht auf Leben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10.03.1985 Verlängerung bezahlte Ferien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10.03.1985 Ausbildungsbeiträge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10.03.1985 Beiträge Gesundheitswesen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10.03.1985 Beiträge Primarschulunterricht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02.12.1984 Hilfe für Opfer von Gewaltverbrechen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02.12.1984 Radio- und Fernsehartikel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02.12.1984 Mutterschutz-Initiative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3.09.1984 Umweltgerechte Energieversorgung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3.09.1984 Zukunft ohne neue Atomkraftwerke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.05.1984 Gegen den Ausverkauf der Heimat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0.05.1984 Banken-Initiative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6.02.1984 Zivildienst-Initiative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6.02.1984 Einführung Autobahnvignette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6.02.1984 Erhebung Schwerverkehrsabgae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04.12.1983 Erleichterung Einbürgerungen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04.12.1983 Bürgerrechtsregelung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27.02.1983 Energieartikel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7.02.1983 Neuregelung Treibstoffzölle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8.11.1982 Gegenentwurf zur Preisüberwachungs-Initiative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8.11.1982 Preisüberwachungs-Initiative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06.06.1982 Ausländergesetz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06.06.1982 Strafgesetzbuch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29.11.1981 Weiterführung Finanzordnung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14.06.1981 Konsumentenschutzartikel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14.06.1981 Gleichstellung von Mann und Frau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05.04.1981 Neue Ausländerpolitik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30.11.1980 Brotgetreideordnung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30.11.1980 Alkoholeinnahmen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30.11.1980 Kantonsanteil Stempelabgaben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30.11.1980 Gurten- und Schutzhelmobligatorium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02.03.1980 Neuordnung Landesversorgung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02.03.1980 Trennung Kirche und Staat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20.05.1979 Atomgesetz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.05.1979 Umsatz- und direkte Bundessteuer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18.02.1979 Volksrechte und Atomsicherheit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18.02.1979 Gegen Suchtmittelreklame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18.02.1979 Fuss- und Wanderwege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18.02.1979 Stimmrecht für 18-Jährige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03.12.1978 Berufsbildungsgesetz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03.12.1978 Sicherheitspolizei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03.12.1978 Tierschutzgesetz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03.12.1978 Milchwirtschaftsbeschluss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24.09.1978 Gründung des Kantons Jur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8.05.1978 12 autofreie Sonntage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8.05.1978 Hochschulförderung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8.05.1978 Schwangerschaftsabbruch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8.05.1978 Zolltarifgesetz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8.05.1978 Zeitgesetz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6.02.1978 Konjunkturartike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6.02.1978 Herabsetzung AHV-Alter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26.02.1978 9. AHV-Revision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26.02.1978 Mitbestimmung im Nationalstrassenbau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04.12.1977 Ausgleich des Bundeshaushaltes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04.12.1977 Ziviler Ersatzdienst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04.12.1977 Politische Rechte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04.12.1977 Reichtumssteuer-Initiative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5.09.1977 Fristenlösungs-Initiative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25.09.1977 Unterschriftenzahl für Initiativen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5.09.1977 Unterschriftenzahl für Referenden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5.09.1977 Albatrosinitiative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25.09.1977 Gegenentwurf zur Mieterschutzinitiative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5.09.1977 Mieterschutzinitiative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12.06.1977 Steuerharmonisierung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12.06.1977 Umsatz- und direkte Bundessteu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3.03.1977 Neuordnung Staatsvertragsreferendum (Gegenentwurf)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3.03.1977 Neuordnung Staatsvertragsreferendum (Initiative)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3.03.1977 Beschränkung der Einbürgerungen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13.03.1977 IV. Ueberfremdungsinitiative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05.12.1976 40-Stunden-Woche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05.12.1976 Preisüberwachung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05.12.1976 Geld- und Kreditpolitik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26.09.1976 Haftpflichtversicherung für Motorfahrzeuge und Fahrräder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26.09.1976 Radio- und Fernsehartikel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13.06.1976 Neukonzeption Arbeitslosenversicherung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13.06.1976 IDA-Darlehen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13.06.1976 Raumplanungsgesetz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21.03.1976 Steuerinitiative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1.03.1976 Gegenentwurf zur Mitbestimmungsinitiative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21.03.1976 Mitbestimmung der Arbeitnehmer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07.12.1975 Ein-/Ausfuhr Landwirtschaftsprodukte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07.12.1975 Wasserwirtschaft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07.12.1975 Niederlassungsfreiheit und Unterstützungsregelung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08.06.1975 Erschwerung Ausgabenbeschlüsse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08.06.1975 Erhöhung Steuereinnahmen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08.06.1975 Generalzolltarif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08.06.1975 Finanzierung der Nationalstrassen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08.06.1975 Schutz der Währung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02.03.1975 Konjunkturartikel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08.12.1974 Soziale Krankenversicherung (Gegenentwurf)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08.12.1974 Soziale Krankenversicherung (Initiative)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08.12.1974 Erschwerung Ausgabenbeschlüsse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08.12.1974 Verbesserung Bundeshaushalt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20.10.1974 Gegen die Überfremdung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02.12.1973 Tierschutzartike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2.12.1973 Steuerwirksame Abschreibunge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2.12.1973 Stabilisierung des Baumarkt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2.12.1973 Massnahmen im Kreditwese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2.12.1973 Preisüberwachun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.05.1973 Jesuiten- und Klosterartikel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04.03.1973 Forschungsartikel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04.03.1973 Bildungsartikel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03.12.1972 Abkommen mit der EWG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03.12.1972 Einführung Volkspension (Gegenentwurf)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03.12.1972 Einführung Volkspension (Initiative)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4.09.1972 Waffenausfuhrverbot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04.06.1972 Schutz der Währung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04.06.1972 Stabilisierung des Baumarktes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05.03.1972 Mieterschutz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05.03.1972 Gegenentwurf zur Wohnungsbau-Initiative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05.03.1972 Förderung des Wohnungsbaues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06.06.1971 Weiterführung der Finanzordnung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06.06.1971 Umweltschutz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07.02.1971 Frauenstimmrecht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15.11.1970 Änderung Finanzordnung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7.09.1970 Wohnungs- und Familienschutz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27.09.1970 Förderung von Turnen und Sport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07.06.1970 Gegen die Überfremdung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string" calcext:value-type="string">
            <text:p>01.02.1970 Inländische Zuckerwirtschaft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14.09.1969 Bodenrecht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01.06.1969 Eidg. technische Hochschulen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19.05.1968 Tabakbesteuerung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18.02.1968 Steueramnestie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02.07.1967 Gegen die Bodenspekulati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.10.1966 Bekämpfung des Alkoholismu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.10.1966 Auslandschweizerartikel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16.05.1965 Milchbeschluss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28.02.1965 Massnahmen Bauwirtschaft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28.02.1965 Massnahmen Kreditwesen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06.12.1964 Preiskontrollmassnahmen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24.05.1964 Berufsbildungsgesetz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2.02.1964 Steueramnestie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08.12.1963 Stipendien und Ausbildungsbeihilfen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08.12.1963 Weiterführung Finanzordnung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26.05.1963 Volksrecht und Atomwaffen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04.11.1962 Wahl des Nationalrates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27.05.1962 Taggelder des Nationalrates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7.05.1962 Natur- und Heimatschutz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01.04.1962 Verbot der Atomwaffen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03.12.1961 Uhrenstatut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2.10.1961 Einführung Gesetzesinitiative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05.03.1961 Treibstoffzoll für Nationalstrassenbau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05.03.1961 Leitungsanlagen für Treibstoffe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04.12.1960 Massnahmen Milchwirtschaft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9.05.1960 Preiskontrollmassnahme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4.05.1959 Zivilschutzartikel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01.02.1959 Frauenstimmrecht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07.12.1958 Abkommen mit Italien zur Wasserkraft des Spöl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07.12.1958 Kursaalspiele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26.10.1958 44-Stunden-Woche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06.07.1958 Strassennetzverbesserung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06.07.1958 Filmwesen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11.05.1958 Neuordnung Finanzhaushalt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6.01.1958 Missbrauch wirtschaftlicher Macht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24.11.1957 Brotgetreideversorgung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24.11.1957 Atomenergie und Strahlenschutz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03.03.1957 Rundspruch und Fernsehen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03.03.1957 Zivilschutzartikel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30.09.1956 Ausgabenbeschlüsse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30.09.1956 Revision der Brotgetreideordnun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05.1956 Hilfe an die Holzverzuckerungs-AG Graubünden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13.05.1956 Wasserrechtskonzessionen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04.03.1956 Beschränkte Preiskontrolle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string" calcext:value-type="string">
            <text:p>13.03.1955 Mieter- und Konsumentenschutzinitiative (Gegenentwurf)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13.03.1955 Mieter- und Konsumentenschutzinitiative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05.12.1954 Schutz der Stromlandschaft Rheinau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24.10.1954 Finanzordnung 1955 bis 1958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.06.1954 Hilfe an kriegsgeschädigte Auslandschweizer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20.06.1954 Fähigkeitsausweise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06.12.1953 Schutz der Gewässer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06.12.1953 Neuordnung Finanzhaushalt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19.04.1953 Postverkehrsgesetz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23.11.1952 Brotgetreideversorgung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3.11.1952 Preiskontrolle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05.10.1952 Luftschutzräume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05.10.1952 Tabaksteuer und AHV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06.07.1952 Deckung der Rüstungsausgaben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18.05.1952 Rüstungsfinanzierung und Schutz sozialer Errungenschaften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20.04.1952 Warenumsatzsteuer-Initiative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30.03.1952 Landwirtschaftsgesetz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02.03.1952 Bewilligungspflicht für Gasthöfe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08.07.1951 Öffentliche Unternehmungen und Kosten der Armee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15.04.1951 Gegenentwurf zur Freigeldinitiative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15.04.1951 Freigeldinitiative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5.02.1951 Autotransportordnung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03.12.1950 Finanzordnung 1951 bis 1954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03.12.1950 Wahl des Nationalrates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01.10.1950 Verhinderung der Spekulation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04.06.1950 Neuordnung Finanzhaushalt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9.01.1950 Förderung Wohnbautätigkeit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11.12.1949 Dienstverhältnis Bundesbeamt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1.09.1949 Rückkehr zur direkten Demokratie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2.05.1949 Bekämpfung der Tuberkulo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2.05.1949 Nationalbankartikel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.03.1948 Ordnung der Zuckerwirtschaft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06.07.1947 Gesetz über die AHV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06.07.1947 Revision Wirtschaftsartikel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18.05.1947 Wirtschaftsreform und Rechte der Arbeit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08.12.1946 Recht auf Arbeit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10.02.1946 Gütertransportordnung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25.11.1945 Für die Familie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1.01.1945 Gesetz über die Bundesbahnen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9.10.1944 Unlauterer Wettbewerb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03.05.1942 Reorganisation des Nationalrates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25.01.1942 Volkswahl Bundesra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9.03.1941 Neuordnung Alkoholwesen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string" calcext:value-type="string">
            <text:p>01.12.1940 Vorunterricht in der Armee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string" calcext:value-type="string">
            <text:p>03.12.1939 Dienstverhältnis und Versicherung Bundespersonal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string" calcext:value-type="string">
            <text:p>04.06.1939 Armee und Arbeitslosigkeit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2.01.1939 Einschränkung Dringlichkeitsklausel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22.01.1939 Verfassungsgerichtsbarkeit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27.11.1938 Übergangsordnung Finanzhaushalt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03.07.1938 Strafgesetzbuch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.02.1938 Private Rüstungsindustrie (Gegenentwurf)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.02.1938 Private Rüstungsindustrie (Initiative)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.02.1938 Dringliche Bundesbeschlüsse und demokratische Volksrechte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.02.1938 Rätoromanisch als Nationalsprache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8.11.1937 Verbot der Freimaurerei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string" calcext:value-type="string">
            <text:p>08.09.1935 Initiative für die Totalrevision der Bundesverfassung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02.06.1935 Bekämpfung der Wirtschaftskrise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string" calcext:value-type="string">
            <text:p>05.05.1935 Verkehrsteilungsgesetz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24.02.1935 Neuordnung der militärischen Ausbildung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string" calcext:value-type="string">
            <text:p>11.03.1934 Schutz der öffentlichen Ordnun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8.05.1933 Herabsetzung Löhne Bundespersonal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06.12.1931 Besteuerung des Tabaks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06.12.1931 Gesetz über die AHV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15.03.1931 Amtsdauer von Bundesbehörden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15.03.1931 Wahl des Nationalrats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08.02.1931 Ordensverbot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06.04.1930 Alkoholwesen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12.05.1929 Branntweinverbot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12.05.1929 Gesetzgebung Strassenverkehr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03.03.1929 Zolltarifgesetz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03.03.1929 Getreideversorgung (Gegenentwurf)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03.03.1929 Getreideversorgung (Initiative)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02.12.1928 Erhaltung der Kursäle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.05.1928 Massnahmen gegen die Überfremdung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15.05.1927 Automobil- und Fahrradverkehr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15.05.1927 Entschädigung an Kantone für Alpenstrassen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05.12.1926 Getreideversorgung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06.12.1925 Bundesbeschluss betreffend die AHV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25.10.1925 Aufenthalt und Niederlassung Auslände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4.05.1925 Initiative für die AHV/IV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string" calcext:value-type="string">
            <text:p>17.02.1924 Fabrikgesetz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3.06.1923 Alkoholwesen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string" calcext:value-type="string">
            <text:p>15.04.1923 Zollinitiative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18.02.1923 Abkommen mit Frankreich zu Hochsavoyen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18.02.1923 Schutzhaft-Initiative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03.12.1922 Einmalige Vermögensabgabe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24.09.1922 Innere Sicherheit und bedingter Strafvollzug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11.06.1922 Wählbarkeit der Bundesbeamten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11.06.1922 Ausweisung von Ausländern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11.06.1922 Einbürgerungswesen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2.05.1921 Artikel über die Luftschiffahrt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22.05.1921 Artikel über den Automobil- und Fahrradverkehr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30.01.1921 Aufhebung der Militärjustiz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30.01.1921 Staatsvertragsreferendum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31.10.1920 Arbeitszeit bei den Eisenbahnen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string" calcext:value-type="string">
            <text:p>16.05.1920 Beitritt zum Völkerbund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21.03.1920 Gegenentwurf zur Spielbanken-Initiative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21.03.1920 Verbot der Spielbanken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21.03.1920 Ordnung des Arbeitsverhältnisses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10.08.1919 Wahlen in den National- und Bundesrat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04.05.1919 Ausserordentliche Kriegssteuer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04.05.1919 Artikel über die Schiffahrt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13.10.1918 Proporzwahl des Nationalrates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02.06.1918 Initiative für die direkte Bundessteuer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13.05.1917 Stempelabgaben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06.06.1915 Einmalige Kriegssteue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5.10.1914 Gerichtsbarkeit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04.05.1913 Krankheitsbekämpfun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4.02.1912 Kranken- und Unfallversicherung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string" calcext:value-type="string">
            <text:p>23.10.1910 Proporzwahl des Nationalrates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string" calcext:value-type="string">
            <text:p>25.10.1908 Wasserkraft und Elektrizität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05.07.1908 Absinthverbot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05.07.1908 Gewerbewesen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03.11.1907 Militärorganisation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string" calcext:value-type="string">
            <text:p>10.06.1906 Lebensmittelngesetz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19.03.1905 Ausdehnung des Erfinderschutz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5.10.1903 Alkoholartikel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5.10.1903 Wahl des Nationalrates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5.10.1903 Bundesstrafrecht, Anstiftung Militärpflichtiger zu Verbrechen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15.03.1903 Zolltarifgesetz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23.11.1902 Unterstützung der Primarschule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04.11.1900 Volkswahl Bundesrat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04.11.1900 Proporzwahl des Nationalrates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.05.1900 Kranken-, Unfall- und Militärversicherung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13.11.1898 Strafrechtseinheit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13.11.1898 Zivilrechtseinheit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.02.1898 Schweiz. Bundesbahnen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11.07.1897 Lebensmittelpolizei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11.07.1897 Wasserbau- und Forstpolizei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28.02.1897 Schweizerische Bundesbank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string" calcext:value-type="string">
            <text:p>04.10.1896 Disciplinarstrafordnung der Armee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04.10.1896 Eisenbahnenrechnungsgesetz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04.10.1896 Viehhandelsgesetz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03.11.1895 Militärartikel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29.09.1895 Zündhölzchenmonopol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03.02.1895 Gesandtschaftsgesetz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04.11.1894 Zollinitiative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03.06.1894 Recht auf Arbeit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04.03.1894 Vorschriften für das Gewerbe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.08.1893 Schächtverbot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06.12.1891 Rückkauf der Centralbahn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string" calcext:value-type="string">
            <text:p>18.10.1891 Zolltarifgesetz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string" calcext:value-type="string">
            <text:p>18.10.1891 Banknotenmonopo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.07.1891 Einführung der Volksinitiative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15.03.1891 Pensionsgesetz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string" calcext:value-type="string">
            <text:p>26.10.1890 Unfall- und Krankenversicherung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17.11.1889 Schuldbetreibung und Konkurs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string" calcext:value-type="string">
            <text:p>10.07.1887 Erfindungsschutz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15.05.1887 Alkoholmonopol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25.10.1885 Alkoholregelung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11.05.1884 Gesandtschaft in Washington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11.05.1884 Bundesstrafrecht (Stabio Artikel)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11.05.1884 Patenttaxen der Handelsreisenden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11.05.1884 Organisation des Justiz- und Polizeidepartements</text:p>
          </table:table-cell>
          <table:table-cell office:value-type="float" office:value="60.1" calcext:value-type="float">
            <text:p>60.1</text:p>
          </table:table-cell>
        </table:table-row>
      </table:table>
      <table:named-expressions/>
      <table:database-ranges>
        <table:database-range table:name="__Anonymous_Sheet_DB__0" table:target-range-address="Sheet1.A1:Sheet1.B6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1:33:31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0:22:33.091000000</meta:creation-date>
    <dc:date>2017-04-03T21:40:55.050000000</dc:date>
    <meta:editing-duration>PT23M29S</meta:editing-duration>
    <meta:editing-cycles>3</meta:editing-cycles>
    <meta:generator>LibreOffice/5.2.6.2$Windows_x86 LibreOffice_project/a3100ed2409ebf1c212f5048fbe377c281438fdc</meta:generator>
    <meta:document-statistic meta:table-count="1" meta:cell-count="1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Gleitender Mittelwert (10 Messwerte)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width="0.203cm" svg:stroke-color="#ff950e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525cm" svg:height="14.583cm" xlink:href=".." xlink:type="simple" chart:class="chart:line" chart:style-name="ch1">
        <chart:title svg:x="15.424cm" svg:y="0.427cm" chart:style-name="ch2">
          <text:p>Abstimmungsbeteiligung seit 1884</text:p>
        </chart:title>
        <chart:legend chart:legend-position="end" svg:x="30.572cm" svg:y="6.743cm" style:legend-expansion="high" chart:style-name="ch3"/>
        <chart:plot-area chart:style-name="ch4" table:cell-range-address="Sheet1.B1:Sheet1.B600" chart:data-source-has-labels="row" svg:x="1.761cm" svg:y="1.497cm" svg:width="28.061cm" svg:height="12.795cm">
          <chartooo:coordinate-region svg:x="1.761cm" svg:y="1.696cm" svg:width="27.254cm" svg:height="12.397cm"/>
          <chart:axis chart:dimension="x" chart:name="primary-x" chart:style-name="ch5"/>
          <chart:axis chart:dimension="y" chart:name="primary-y" chart:style-name="ch6">
            <chart:title svg:x="0.451cm" svg:y="9.129cm" chart:style-name="ch7">
              <text:p>Beteiligung in %</text:p>
            </chart:title>
            <chart:grid chart:style-name="ch8" chart:class="major"/>
          </chart:axis>
          <chart:series chart:style-name="ch9" chart:values-cell-range-address="Sheet1.B3:Sheet1.B600" chart:label-cell-address="Sheet1.B1:Sheet1.B2" chart:class="chart:line">
            <chart:regression-curve chart:style-name="ch10"/>
            <chart:data-point chart:repeated="42"/>
            <chart:data-point chart:style-name="ch11"/>
            <chart:data-point chart:repeated="44"/>
            <chart:data-point chart:style-name="ch11"/>
            <chart:data-point chart:repeated="135"/>
            <chart:data-point chart:style-name="ch11"/>
            <chart:data-point chart:repeated="30"/>
            <chart:data-point chart:style-name="ch11"/>
            <chart:data-point chart:repeated="106"/>
            <chart:data-point chart:style-name="ch11"/>
            <chart:data-point chart:repeated="8"/>
            <chart:data-point chart:style-name="ch11"/>
            <chart:data-point chart:repeated="4"/>
            <chart:data-point chart:style-name="ch11"/>
            <chart:data-point chart:repeated="2"/>
            <chart:data-point chart:style-name="ch11"/>
            <chart:data-point chart:repeated="2"/>
            <chart:data-point chart:style-name="ch11"/>
            <chart:data-point chart:repeated="209"/>
            <chart:data-point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immbeteiligung</text:p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9">
                <text:p>42.9</text:p>
                <draw:g>
                  <svg:desc>Sheet1.B3:Sheet1.B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.1">
                <text:p>6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